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6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2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70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1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4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1611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0400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04003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117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76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3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GIUSEPPE.PERINI@POPVI.IT" xlink:type="simple">GIUSEPPE.PERINI@POPV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567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3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77-2469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701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0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1236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2361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2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2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2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3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003775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184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62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0190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15000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3-37061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699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5057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355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648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055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4407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8499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21-49102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155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 PEC</text:p>
          </table:table-cell>
          <table:table-cell table:style-name="ce7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06408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06408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064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0640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38420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7-6315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36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7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 table:number-rows-repeated="3016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1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30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0:12:33.43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1$Windows_x86 LibreOffice_project/67f5430184326974072b65403ef1d9d934fc4481</meta:generator>
    <meta:creation-date>2006-08-22T11:19:42</meta:creation-date>
    <dc:date>2014-10-23T10:13:03.640000000</dc:date>
    <meta:editing-cycles>159</meta:editing-cycles>
    <meta:editing-duration>P1DT7H11M40S</meta:editing-duration>
    <meta:print-date>2011-04-05T12:02:08.39</meta:print-date>
    <meta:document-statistic meta:table-count="3" meta:cell-count="6506" meta:object-count="0"/>
    <meta:user-defined meta:name="Info 1"/>
    <meta:user-defined meta:name="Info 2"/>
    <meta:user-defined meta:name="Info 3"/>
    <meta:user-defined meta:name="Info 4"/>
  </office:meta>
</office:document-meta>
</file>